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0f1187b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02af4f9" officeooo:paragraph-rsid="00f1187b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0" style:family="paragraph" style:parent-style-name="Standard">
      <style:text-properties fo:language="ca" fo:country="ES" fo:background-color="#ffff00" style:language-complex="ar" style:country-complex="SA"/>
    </style:style>
    <style:style style:name="P21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24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6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2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3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4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7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style:language-complex="ar" style:country-complex="SA"/>
    </style:style>
    <style:style style:name="P40" style:family="paragraph" style:parent-style-name="Text_20_body" style:list-style-name="L1">
      <style:text-properties style:font-name="Arial" fo:font-size="11pt" fo:font-weight="normal" officeooo:rsid="002af4f9" officeooo:paragraph-rsid="00f1187b" style:font-size-asian="11pt" style:font-weight-asian="normal" style:font-size-complex="11pt" style:font-weight-complex="normal"/>
    </style:style>
    <style:style style:name="P41" style:family="paragraph" style:parent-style-name="Text_20_body" style:list-style-name="L1">
      <style:paragraph-properties fo:text-align="justify" style:justify-single-word="false"/>
      <style:text-properties fo:color="#000000" style:text-position="0% 100%" style:font-name="Arial" fo:font-size="11pt" fo:language="ca" fo:country="ES" fo:font-style="normal" fo:font-weight="normal" officeooo:rsid="00d77502" officeooo:paragraph-rsid="00f1187b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2" style:family="paragraph" style:parent-style-name="Text_20_body" style:list-style-name="L1">
      <style:paragraph-properties fo:text-align="justify" style:justify-single-word="false"/>
      <style:text-properties style:use-window-font-color="true" style:text-position="0% 100%" style:font-name="Arial" fo:font-size="11pt" fo:language="ca" fo:country="ES" fo:font-style="normal" fo:font-weight="normal" officeooo:rsid="00f1187b" officeooo:paragraph-rsid="00f1187b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3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4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45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e881c" style:font-size-asian="8pt"/>
    </style:style>
    <style:style style:name="T4" style:family="text">
      <style:text-properties officeooo:rsid="00ee881c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d5d910" style:font-style-asian="normal" style:font-style-complex="normal"/>
    </style:style>
    <style:style style:name="T18" style:family="text">
      <style:text-properties fo:color="#000000"/>
    </style:style>
    <style:style style:name="T19" style:family="text">
      <style:text-properties fo:color="#000000" officeooo:rsid="00d77502"/>
    </style:style>
    <style:style style:name="T20" style:family="text">
      <style:text-properties fo:color="#000000" officeooo:rsid="00f4ea7e"/>
    </style:style>
    <style:style style:name="T21" style:family="text">
      <style:text-properties style:font-weight-complex="normal"/>
    </style:style>
    <style:style style:name="T22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3" style:family="text">
      <style:text-properties style:font-name="Arial Black" fo:font-size="24pt" officeooo:rsid="00ee881c" fo:background-color="transparent" loext:char-shading-value="0" style:font-size-asian="24pt" style:font-size-complex="24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e58d47" style:font-weight-asian="bold" style:font-weight-complex="bold"/>
    </style:style>
    <style:style style:name="T26" style:family="text">
      <style:text-properties fo:font-weight="bold" officeooo:rsid="00f2f73e" style:font-weight-asian="bold" style:font-weight-complex="bold"/>
    </style:style>
    <style:style style:name="T27" style:family="text">
      <style:text-properties officeooo:rsid="002c3173"/>
    </style:style>
    <style:style style:name="T28" style:family="text">
      <style:text-properties officeooo:rsid="00f4ea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0">2251</text:span><text:span text:style-name="T11"> CFG</text:span><text:span text:style-name="T10">S Administració de Sistemes Informàtics</text:span></text:p>
      <text:p text:style-name="P36">2252 CFGS Desenvolupament d'Aplicacions Multiplataforma</text:p>
      <text:h text:style-name="P44" text:outline-level="1"><text:span text:style-name="T14">Mòdul 3</text:span><text:span text:style-name="T13"> – Programació bàsica</text:span></text:h>
      <text:h text:style-name="P45" text:outline-level="1">UF2 – <text:span text:style-name="T21">Programació modular</text:span></text:h>
      <text:p text:style-name="P35"><text:span text:style-name="T22">Informe de lliurament A40</text:span><text:span text:style-name="T23">6</text:span><text:span text:style-name="T9"> </text:span></text:p>
      <text:p text:style-name="P34"/>
      <text:p text:style-name="P26"/>
      <text:p text:style-name="P19"/>
      <text:p text:style-name="P21"/>
      <text:p text:style-name="P28">Forma i dates de lliurament</text:p>
      <text:p text:style-name="P20"/>
      <text:p text:style-name="P31">En cas que h<text:span text:style-name="T28">à</text:span>g<text:span text:style-name="T28">iu</text:span> de lliurar diversos fitxers, comprimiu-los tots en un format <text:span text:style-name="T15">ZIP</text:span><text:span text:style-name="T16"> </text:span><text:span text:style-name="T17">incloeu aquest document prèviament omplert en el fitxer comprimit i lliureu-lo a la bústia de lliuraments de la unitat 4 abans de la data límit. Intenteu respectar sempre la data recomanada.</text:span></text:p>
      <text:p text:style-name="P30"/>
      <text:p text:style-name="P27"/>
      <text:p text:style-name="P29">Informe<text:bookmark-start text:name="__DdeLink__3243_1392924193"/></text:p>
      <text:h text:style-name="P43" text:outline-level="1"><text:bookmark-end text:name="__DdeLink__3243_1392924193"/></text:h>
      <text:p text:style-name="P13">Contesta les següents preguntes:</text:p>
      <text:list xml:id="list629282059673114579" text:style-name="L1">
        <text:list-item>
          <text:p text:style-name="P40">Quants tipus d'error acostumem a trobar quan escrivim programes?</text:p>
        </text:list-item>
      </text:list>
      <text:p text:style-name="P14"/>
      <text:p text:style-name="P14"/>
      <text:list xml:id="list192820421676926" text:continue-numbering="true" text:style-name="L1">
        <text:list-item>
          <text:p text:style-name="P40">Per què els errors semàntics són difícils de detectar?</text:p>
        </text:list-item>
      </text:list>
      <text:p text:style-name="P14"/>
      <text:p text:style-name="P14"/>
      <text:list xml:id="list192820799303511" text:continue-numbering="true" text:style-name="L1">
        <text:list-item>
          <text:p text:style-name="P40">Enganxa una captura de la teva pantalla on es vegi una execució aturada en un punt de ruptura amb el valor de les variables.</text:p>
        </text:list-item>
      </text:list>
      <text:p text:style-name="P14"/>
      <text:p text:style-name="P14"/>
      <text:list xml:id="list192820128500691" text:continue-numbering="true" text:style-name="L1">
        <text:list-item>
          <text:p text:style-name="P40"><text:span text:style-name="T27">Sota de cada apartat, e</text:span>nganxa les icones usad<text:span text:style-name="T28">es</text:span> per:</text:p>
          <text:list>
            <text:list-item>
              <text:p text:style-name="P40">Avançar a la següent línia sense entrar en cap mètode cridat.</text:p>
            </text:list-item>
          </text:list>
        </text:list-item>
      </text:list>
      <text:p text:style-name="P14"/>
      <text:list xml:id="list192820194137530" text:continue-numbering="true" text:style-name="L1">
        <text:list-item>
          <text:list>
            <text:list-item>
              <text:p text:style-name="P40">Avançar a la següent línia entrant en el mètode invocat.</text:p>
            </text:list-item>
          </text:list>
        </text:list-item>
      </text:list>
      <text:p text:style-name="P14"/>
      <text:list xml:id="list192819863439484" text:continue-numbering="true" text:style-name="L1">
        <text:list-item>
          <text:list>
            <text:list-item>
              <text:p text:style-name="P41">Avançar fins a la posició del cursor.</text:p>
              <text:p text:style-name="P41"/>
            </text:list-item>
            <text:list-item>
              <text:p text:style-name="P42"><text:span text:style-name="T19">A</text:span><text:span text:style-name="T18">vançar fins </text:span><text:span text:style-name="T20">a</text:span><text:span text:style-name="T18">l següent punt de ruptura</text:span></text:p>
            </text:list-item>
          </text:list>
        </text:list-item>
      </text:list>
      <text:p text:style-name="P16"/>
      <text:p text:style-name="P17"/>
      <text:p text:style-name="P22">VALORACIÓ</text:p>
      <text:p text:style-name="P23"><text:span text:style-name="T24">Creus que aquesta activitat t'ha ajudat </text:span><text:span text:style-name="T25">a </text:span><text:span text:style-name="T26">trobar formes que t'ajudin a trobar erros i solucionar-los? </text:span><text:span text:style-name="T25"><text:s/></text:span><text:span text:style-name="T24">Indica el grau</text:span>:</text:p>
      <text:list xml:id="list5977143349086628662" text:style-name="L2">
        <text:list-item>
          <text:p text:style-name="P37">M'ha ajudat molt</text:p>
        </text:list-item>
        <text:list-item>
          <text:p text:style-name="P37">M'ha ajudat</text:p>
        </text:list-item>
        <text:list-item>
          <text:p text:style-name="P37">No m'ha ajudat gaire</text:p>
        </text:list-item>
        <text:list-item>
          <text:p text:style-name="P38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e881c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40</text:span><text:bookmark-end text:name="codi"/><text:span text:style-name="MT3">6</text:span></text:p>
                  </table:table-cell>
                  <table:table-cell table:style-name="Taula1.A1" office:value-type="string">
                    <text:p text:style-name="MP6">Activitat <text:span text:style-name="MT4">A406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36</meta:editing-cycles>
    <meta:editing-duration>P5DT2H36M15S</meta:editing-duration>
    <dc:date>2016-03-13T19:28:18.451162134</dc:date>
    <dc:creator>Josep Bornas</dc:creator>
    <meta:document-statistic meta:table-count="2" meta:image-count="3" meta:object-count="0" meta:page-count="1" meta:paragraph-count="40" meta:word-count="253" meta:character-count="1532" meta:non-whitespace-character-count="1325"/>
    <meta:user-defined meta:name="Info 1"/>
    <meta:user-defined meta:name="Info 2"/>
    <meta:user-defined meta:name="Info 3"/>
    <meta:user-defined meta:name="Info 4"/>
  </office:meta>
</office:document-meta>
</file>